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6.888cm"/>
    </style:style>
    <style:style style:name="co4" style:family="table-column">
      <style:table-column-properties fo:break-before="auto" style:column-width="12.245cm"/>
    </style:style>
    <style:style style:name="co5" style:family="table-column">
      <style:table-column-properties fo:break-before="auto" style:column-width="11.53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Anomalie</text:p>
          </table:table-cell>
          <table:table-cell table:style-name="ce1" office:value-type="string">
            <text:p>Fréquence</text:p>
          </table:table-cell>
          <table:table-cell table:style-name="ce1" office:value-type="string">
            <text:p>Type de panne</text:p>
          </table:table-cell>
          <table:table-cell table:style-name="ce1" office:value-type="string">
            <text:p>Importance</text:p>
          </table:table-cell>
          <table:table-cell table:style-name="ce1" office:value-type="string">
            <text:p>Détection</text:p>
          </table:table-cell>
          <table:table-cell table:style-name="ce1" office:value-type="string">
            <text:p>Recouvrement</text:p>
          </table:table-cell>
        </table:table-row>
        <table:table-row table:style-name="ro1">
          <table:table-cell office:value-type="string">
            <text:p>Charge nulle</text:p>
          </table:table-cell>
          <table:table-cell office:value-type="string">
            <text:p>Occasionnelle</text:p>
          </table:table-cell>
          <table:table-cell office:value-type="string">
            <text:p>Prévisible</text:p>
          </table:table-cell>
          <table:table-cell office:value-type="string">
            <text:p>Mineure</text:p>
          </table:table-cell>
          <table:table-cell office:value-type="string">
            <text:p>Suivi du cycle de décharge et alertes paramétrables</text:p>
          </table:table-cell>
          <table:table-cell office:value-type="string">
            <text:p>Changer les piles via une intervention</text:p>
          </table:table-cell>
        </table:table-row>
        <table:table-row table:style-name="ro1">
          <table:table-cell office:value-type="string">
            <text:p>Problème du module GSM</text:p>
          </table:table-cell>
          <table:table-cell office:value-type="string">
            <text:p>Faible</text:p>
          </table:table-cell>
          <table:table-cell office:value-type="string">
            <text:p>Non prévisible</text:p>
          </table:table-cell>
          <table:table-cell office:value-type="string">
            <text:p>Moyenne</text:p>
          </table:table-cell>
          <table:table-cell office:value-type="string">
            <text:p>Absence de communication avec le serveur central</text:p>
          </table:table-cell>
          <table:table-cell office:value-type="string">
            <text:p>Planifier une intervention pour changer le module GSM</text:p>
          </table:table-cell>
        </table:table-row>
        <table:table-row table:style-name="ro1">
          <table:table-cell office:value-type="string">
            <text:p>Problème de relais GSM</text:p>
          </table:table-cell>
          <table:table-cell office:value-type="string">
            <text:p>Très faible</text:p>
          </table:table-cell>
          <table:table-cell office:value-type="string">
            <text:p>Non prévisible</text:p>
          </table:table-cell>
          <table:table-cell office:value-type="string">
            <text:p>Mineure</text:p>
          </table:table-cell>
          <table:table-cell office:value-type="string">
            <text:p>Absence de communication avec le serveur central</text:p>
          </table:table-cell>
          <table:table-cell office:value-type="string">
            <text:p>Contacter les compagnies téléphoniques pour planifier une intervention</text:p>
          </table:table-cell>
        </table:table-row>
        <table:table-row table:style-name="ro1">
          <table:table-cell office:value-type="string">
            <text:p>Défaillance d'un serveur</text:p>
          </table:table-cell>
          <table:table-cell office:value-type="string">
            <text:p>Nulle</text:p>
          </table:table-cell>
          <table:table-cell office:value-type="string">
            <text:p>Non prévisible</text:p>
          </table:table-cell>
          <table:table-cell office:value-type="string">
            <text:p>Mineure</text:p>
          </table:table-cell>
          <table:table-cell office:value-type="string">
            <text:p>Absence de communication avec le serveur central</text:p>
          </table:table-cell>
          <table:table-cell office:value-type="string">
            <text:p>Procédure avec le contrat</text:p>
          </table:table-cell>
        </table:table-row>
        <table:table-row table:style-name="ro1">
          <table:table-cell office:value-type="string">
            <text:p>Catastrophe naturelle</text:p>
          </table:table-cell>
          <table:table-cell office:value-type="string">
            <text:p>Variable</text:p>
          </table:table-cell>
          <table:table-cell office:value-type="string">
            <text:p>Non prévisible</text:p>
          </table:table-cell>
          <table:table-cell office:value-type="string">
            <text:p>Majeure</text:p>
          </table:table-cell>
          <table:table-cell office:value-type="string">
            <text:p>Absence de communication avec le serveur central</text:p>
          </table:table-cell>
          <table:table-cell office:value-type="string">
            <text:p>Acheter un nouveau système embarqué et le paramétrer</text:p>
          </table:table-cell>
        </table:table-row>
        <table:table-row table:style-name="ro1">
          <table:table-cell office:value-type="string">
            <text:p>Défaillance d'un capteur</text:p>
          </table:table-cell>
          <table:table-cell office:value-type="string">
            <text:p>Courante</text:p>
          </table:table-cell>
          <table:table-cell office:value-type="string">
            <text:p>Non prévisible</text:p>
          </table:table-cell>
          <table:table-cell office:value-type="string">
            <text:p>Mineure</text:p>
          </table:table-cell>
          <table:table-cell office:value-type="string">
            <text:p>Absence d'information d'un capteur mais communication avec le serveur</text:p>
          </table:table-cell>
          <table:table-cell office:value-type="string">
            <text:p>Changer le capteur concerné via une intervention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16/01/2011</text:date>, <text:time>19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bou </meta:initial-creator>
    <meta:creation-date>2011-01-16T18:48:22</meta:creation-date>
    <dc:date>2011-01-16T19:12:03</dc:date>
    <dc:creator>bibou </dc:creator>
    <meta:editing-duration>PT00H08M31S</meta:editing-duration>
    <meta:editing-cycles>2</meta:editing-cycles>
    <meta:generator>OpenOffice.org/3.2$Linux OpenOffice.org_project/320m19$Build-9505</meta:generator>
    <meta:document-statistic meta:table-count="3" meta:cell-count="42" meta:object-count="0"/>
  </office:meta>
</office:document-meta>
</file>